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2051in" svg:y2="0.8051in">
            <text:p/>
          </draw:line>
          <draw:line draw:z-index="1" draw:name="Line 2" draw:style-name="gr1" draw:text-style-name="P1" svg:x1="7.6335in" svg:y1="0.3661in" svg:x2="0.1835in" svg:y2="2.928in">
            <text:p/>
          </draw:line>
          <draw:line draw:z-index="2" draw:name="Line 3" draw:style-name="gr1" draw:text-style-name="P1" svg:x1="6.848in" svg:y1="0.3555in" svg:x2="0.1941in" svg:y2="2.374in">
            <text:p/>
          </draw:line>
          <draw:line draw:z-index="3" draw:name="Line 4" draw:style-name="gr1" draw:text-style-name="P1" svg:x1="4.898in" svg:y1="0.8992in" svg:x2="0.3453in" svg:y2="1.3492in">
            <text:p/>
          </draw:line>
          <draw:line draw:z-index="4" draw:name="Line 6" draw:style-name="gr1" draw:text-style-name="P1" svg:x1="1.2484in" svg:y1="3.3673in" svg:x2="0.2268in" svg:y2="1.9346in">
            <text:p/>
          </draw:line>
          <draw:line draw:z-index="5" draw:name="Line 8" draw:style-name="gr1" draw:text-style-name="P1" svg:x1="4.3484in" svg:y1="0.3661in" svg:x2="0.3559in" svg:y2="4.5173in">
            <text:p/>
          </draw:line>
          <draw:line draw:z-index="6" draw:name="Line 9" draw:style-name="gr1" draw:text-style-name="P1" svg:x1="5.1571in" svg:y1="0.3555in" svg:x2="0.3559in" svg:y2="5.0409in">
            <text:p/>
          </draw:line>
          <draw:line draw:z-index="7" draw:name="Line 10" draw:style-name="gr1" draw:text-style-name="P1" svg:x1="2.4087in" svg:y1="0.9098in" svg:x2="0.3992in" svg:y2="4.0051in">
            <text:p/>
          </draw:line>
          <draw:line draw:z-index="8" draw:name="Line 11" draw:style-name="gr1" draw:text-style-name="P1" svg:x1="3.1in" svg:y1="0.8992in" svg:x2="0.313in" svg:y2="5.5843in">
            <text:p/>
          </draw:line>
          <draw:line draw:z-index="9" draw:name="Line 7" draw:style-name="gr1" draw:text-style-name="P1" svg:x1="3.7551in" svg:y1="0.9098in" svg:x2="0.3236in" svg:y2="6.1075in">
            <text:p/>
          </draw:line>
          <draw:line draw:z-index="10" draw:name="Line 5" draw:style-name="gr1" draw:text-style-name="P1" svg:x1="0.4102in" svg:y1="3.3776in" svg:x2="0.1618in" svg:y2="3.0429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limb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artner_id</text:p>
          </table:table-cell>
          <table:table-cell table:style-name="ce4" office:value-type="string" calcext:value-type="string">
            <text:p>guided_id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3" office:value-type="string" calcext:value-type="string">
            <text:p>commitmen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s_loc</text:p>
          </table:table-cell>
          <table:table-cell table:style-name="ce9" office:value-type="string" calcext:value-type="string">
            <text:p>area</text:p>
          </table:table-cell>
          <table:table-cell table:style-name="ce12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9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tner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fname</text:p>
          </table:table-cell>
          <table:table-cell table:style-name="ce2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 table:number-columns-repeated="2"/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_client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uided_id</text:p>
          </table:table-cell>
          <table:table-cell table:style-name="ce1" office:value-type="string" calcext:value-type="string">
            <text:p>client_i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d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d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yl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y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cces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y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mitment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_typ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9:49:10.86971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7T21:10:29.782680368</dc:date>
    <meta:editing-duration>PT12H16M31S</meta:editing-duration>
    <meta:editing-cycles>17</meta:editing-cycles>
    <meta:generator>LibreOffice/24.8.6.2$Linux_X86_64 LibreOffice_project/480$Build-2</meta:generator>
    <meta:document-statistic meta:table-count="1" meta:cell-count="53" meta:object-count="11"/>
  </office:meta>
</office:document-meta>
</file>